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a253" officeooo:paragraph-rsid="0002a253"/>
    </style:style>
    <style:style style:name="P2" style:family="paragraph" style:parent-style-name="Standard">
      <style:text-properties officeooo:paragraph-rsid="0002a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тетради написано 100 утверждений:</text:p>
      <text:p text:style-name="Standard">В этой тетради ровно одно ложное утверждение.</text:p>
      <text:p text:style-name="Standard">В этой тетради ровно два ложных утверждения.</text:p>
      <text:p text:style-name="P1">...</text:p>
      <text:p text:style-name="Standard">В этой тетради ровно сто ложных утверждений.</text:p>
      <text:p text:style-name="Standard">Какое из этих утверждений верно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9cm" fo:margin-bottom="1.411cm" fo:margin-left="5.182cm" fo:margin-right="1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25:20.755929213</meta:creation-date>
    <dc:date>2018-11-02T22:22:17.346409326</dc:date>
    <meta:editing-duration>PT1H24M17S</meta:editing-duration>
    <meta:editing-cycles>3</meta:editing-cycles>
    <meta:generator>LibreOffice/6.0.5.2$Linux_X86_64 LibreOffice_project/00m0$Build-2</meta:generator>
    <meta:print-date>2018-10-27T09:55:30.850329671</meta:print-date>
    <meta:document-statistic meta:table-count="0" meta:image-count="0" meta:object-count="0" meta:page-count="1" meta:paragraph-count="6" meta:word-count="32" meta:character-count="203" meta:non-whitespace-character-count="177"/>
  </office:meta>
</office:document-meta>
</file>